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e_multithread_mean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lapsed time <text:s text:c="2"/>0.37207s</text:p>
          </table:table-cell>
          <table:table-cell/>
          <table:table-cell office:value-type="float" office:value="0.37207" calcext:value-type="float">
            <text:p>0.3720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apsed time <text:s text:c="2"/>0.30928s</text:p>
          </table:table-cell>
          <table:table-cell/>
          <table:table-cell office:value-type="float" office:value="0.30928" calcext:value-type="float">
            <text:p>0.309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apsed time <text:s text:c="2"/>0.29696s</text:p>
          </table:table-cell>
          <table:table-cell/>
          <table:table-cell office:value-type="float" office:value="0.29696" calcext:value-type="float">
            <text:p>0.2969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apsed time <text:s text:c="2"/>0.31555s</text:p>
          </table:table-cell>
          <table:table-cell/>
          <table:table-cell office:value-type="float" office:value="0.31555" calcext:value-type="float">
            <text:p>0.315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apsed time <text:s text:c="2"/>0.34526s</text:p>
          </table:table-cell>
          <table:table-cell/>
          <table:table-cell office:value-type="float" office:value="0.34526" calcext:value-type="float">
            <text:p>0.345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apsed time <text:s text:c="2"/>0.35896s</text:p>
          </table:table-cell>
          <table:table-cell/>
          <table:table-cell office:value-type="float" office:value="0.35896" calcext:value-type="float">
            <text:p>0.3589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apsed time <text:s text:c="2"/>0.31921s</text:p>
          </table:table-cell>
          <table:table-cell/>
          <table:table-cell office:value-type="float" office:value="0.31921" calcext:value-type="float">
            <text:p>0.319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apsed time <text:s text:c="2"/>0.29663s</text:p>
          </table:table-cell>
          <table:table-cell/>
          <table:table-cell office:value-type="float" office:value="0.29663" calcext:value-type="float">
            <text:p>0.296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apsed time <text:s text:c="2"/>0.28895s</text:p>
          </table:table-cell>
          <table:table-cell/>
          <table:table-cell office:value-type="float" office:value="0.28895" calcext:value-type="float">
            <text:p>0.2889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lapsed time <text:s text:c="2"/>0.28889s</text:p>
          </table:table-cell>
          <table:table-cell/>
          <table:table-cell office:value-type="float" office:value="0.28889" calcext:value-type="float">
            <text:p>0.2888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table:formula="of:=AVERAGE([.C1:.C10])" office:value-type="float" office:value="0.319176" calcext:value-type="float">
            <text:p>0.319176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5T17:11:29.783308685</dc:date>
    <meta:editing-duration>PT8M14S</meta:editing-duration>
    <meta:editing-cycles>1</meta:editing-cycles>
    <meta:generator>LibreOffice/6.0.7.3$Linux_X86_64 LibreOffice_project/00m0$Build-3</meta:generator>
    <meta:document-statistic meta:table-count="1" meta:cell-count="33" meta:object-count="0"/>
  </office:meta>
</office:document-meta>
</file>